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15%" fo:text-align="justify" style:justify-single-word="false"/>
      <style:text-properties officeooo:rsid="00185701" officeooo:paragraph-rsid="00185701"/>
    </style:style>
    <style:style style:name="P2" style:family="paragraph" style:parent-style-name="Standard">
      <style:paragraph-properties fo:line-height="115%"/>
      <style:text-properties officeooo:rsid="00185701" officeooo:paragraph-rsid="00185701"/>
    </style:style>
    <style:style style:name="P3" style:family="paragraph" style:parent-style-name="Standard">
      <style:paragraph-properties fo:line-height="115%"/>
      <style:text-properties style:text-underline-style="solid" style:text-underline-width="auto" style:text-underline-color="font-color" officeooo:rsid="001c0827" officeooo:paragraph-rsid="001c0827"/>
    </style:style>
    <style:style style:name="P4" style:family="paragraph" style:parent-style-name="Standard">
      <style:paragraph-properties fo:line-height="115%" fo:text-align="justify" style:justify-single-word="false"/>
    </style:style>
    <style:style style:name="P5" style:family="paragraph" style:parent-style-name="Standard">
      <style:paragraph-properties fo:line-height="115%"/>
    </style:style>
    <style:style style:name="P6" style:family="paragraph" style:parent-style-name="Standard">
      <style:paragraph-properties fo:line-height="115%" fo:text-align="end" style:justify-single-word="false"/>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officeooo:rsid="001c0827"/>
    </style:style>
    <style:style style:name="T4"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e 3 :</text:span></text:p>
      <text:p text:style-name="P4"/>
      <text:p text:style-name="P4"><text:s/>« Le bon sens est la chose du monde la mieux partagée ; car chacun pense en être si bien pourvu que ceux même qui sont les plus difficiles à contenter en toute autre chose n’ont point coutume d’en désirer plus qu’ils en ont. En quoi il n’est pas vraisemblable que tous se trompent : mais plutôt cela témoigne que la puissance de bien juger et distinguer le vrai d’avec le faux, qui est proprement ce qu’on nomme le bon sens ou la raison, est naturellement égale en tous les hommes ; et ainsi que la diversité de nos opinions ne vient pas de ce que les uns sont plus raisonnables que les autres, mais seulement de ce que nous conduisons nos pensées par diverses voies, et ne considérons pas les mêmes choses. Car ce n’est pas assez d’avoir l’esprit bon, mais le principal est de l’appliquer bien. Les plus grandes âmes sont capables des plus grands vices aussi bien que des plus grandes vertus; et ceux qui ne marchent que fort lentement peuvent avancer beaucoup davantage, s’ils suivent toujours le droit chemin, que ne font ceux qui courent et qui s’en éloignent.</text:p>
      <text:p text:style-name="P4"/>
      <text:p text:style-name="P4">Pour moi, je n’ai jamais présumé que mon esprit fût en rien plus parfait que ceux du commun ; même j’ai souvent souhaité d’avoir la pensée aussi prompte, ou l’imagination aussi nette et distincte ou la mémoire aussi ample ou aussi présente, que quelques autres. Et je ne sache point de qualités que celles-ci qui servent à la perfection de l’esprit ; car pour la raison, ou le sens, d’autant qu’elle est la seule chose qui nous rend hommes et nous distingue des bêtes, je veux croire qu’elle est tout entière en chacun ; et suivre en ceci l’opinion commune des philosophes, qui disent qu’il n’y a du plus et du moins qu’entre les accidents, et non point entre les formes ou natures des individus d’une même espèce ».</text:p>
      <text:p text:style-name="P5"/>
      <text:p text:style-name="P6">René Descartes, <text:span text:style-name="T2">Discours de la Méthode</text:span>, 1637, Partie 1</text:p>
      <text:p text:style-name="P5"/>
      <text:p text:style-name="P5"/>
      <text:p text:style-name="P5"/>
      <text:p text:style-name="P3">Questions :</text:p>
      <text:p text:style-name="P3"><text:span text:style-name="T4"/></text:p>
      <text:p text:style-name="P3"><text:span text:style-name="T4">1. « Le bon sens est la chose du monde la mieux partagée » : faut-il prendre cette phrase au premier degré ? Est-elle seulement ironique ? Expliquez.</text:span></text:p>
      <text:p text:style-name="P3"><text:span text:style-name="T4">2. Identifiez la façon dont Descartes définit le « bon sens ». Quels synonymes peut-on donner à cette expression (qu’ils soient dans le texte ou non) ?</text:span></text:p>
      <text:p text:style-name="P3"><text:span text:style-name="T4">3. Qu’est-ce qui est déterminant pour trouver la vérité d’après Descartes ? Est-elle réservée à quelques esprits particulièrement brillants ?</text:span></text:p>
      <text:p text:style-name="P2">4. <text:span text:style-name="T3">Reformulez simplement la fin du texte. De quoi s’agit-il quand Descartes parle des « accidents » ? A quoi ceux-ci s’opposent-ils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9T15:26:43.239000000</meta:creation-date>
    <dc:date>2022-09-19T22:38:51.126000000</dc:date>
    <meta:editing-duration>PT1H13M53S</meta:editing-duration>
    <meta:editing-cycles>1</meta:editing-cycles>
    <meta:document-statistic meta:table-count="0" meta:image-count="0" meta:object-count="0" meta:page-count="1" meta:paragraph-count="9" meta:word-count="434" meta:character-count="2429" meta:non-whitespace-character-count="2003"/>
    <meta:generator>LibreOffice/7.3.1.3$Windows_X86_64 LibreOffice_project/a69ca51ded25f3eefd52d7bf9a5fad8c90b87951</meta:generator>
  </office:meta>
</office:document-meta>
</file>